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5b370" officeooo:paragraph-rsid="0005b370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05b370" officeooo:paragraph-rsid="0005b370"/>
    </style:style>
    <style:style style:name="P3" style:family="paragraph" style:parent-style-name="Standard">
      <style:text-properties fo:font-size="13pt" officeooo:rsid="0005b370" officeooo:paragraph-rsid="0005b37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urso De Formacion</text:p>
      <text:p text:style-name="P2"/>
      <text:p text:style-name="P3">Alumno (Cod-Al)</text:p>
      <text:p text:style-name="P3"><text:tab/>CP: Cod-Al</text:p>
      <text:p text:style-name="P3"/>
      <text:p text:style-name="P3"/>
      <text:p text:style-name="P3"/>
      <text:p text:style-name="P3">Docente(Cod-Doc)</text:p>
      <text:p text:style-name="P3"><text:tab/>CP: Cod-Doc</text:p>
      <text:p text:style-name="P3"/>
      <text:p text:style-name="P3"/>
      <text:p text:style-name="P3"/>
      <text:p text:style-name="P3">Edicion (Fe-Ini, Fe-Fin, Lugar, Horario, Cod-Doc, Con-Cur)</text:p>
      <text:p text:style-name="P3"><text:tab/>CP: Fe-Ini, Cod-Cur</text:p>
      <text:p text:style-name="P3"><text:tab/>Caj: Cod-Cur → Curso</text:p>
      <text:p text:style-name="P3"><text:tab/>Caj: Cod-Doc → Docente</text:p>
      <text:p text:style-name="P3"/>
      <text:p text:style-name="P3"/>
      <text:p text:style-name="P3"/>
      <text:p text:style-name="P3">Curso(Cod-Cur, Nombre, Coste, Descripcion, Cod-Cur_Reg)</text:p>
      <text:p text:style-name="P3"><text:tab/>CP: Cod-Cur</text:p>
      <text:p text:style-name="P3"><text:tab/>Caj: Cod-Cur-Reg → Curso</text:p>
      <text:p text:style-name="P3"/>
      <text:p text:style-name="P3"/>
      <text:p text:style-name="P3"/>
      <text:p text:style-name="P3">Recibe (Cod-Al, Fe-Ini)</text:p>
      <text:p text:style-name="P3"><text:tab/>CP: Cod-Al, Fe-Ini</text:p>
      <text:p text:style-name="P3"><text:tab/>Caj: Cod-Al → Alumno</text:p>
      <text:p text:style-name="P3"><text:tab/>Caj: Fe-Ini 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9:04:13.507000000</meta:creation-date>
    <meta:print-date>2024-11-12T19:16:07.607000000</meta:print-date>
    <meta:printed-by>Archivos PDF</meta:printed-by>
    <dc:date>2024-11-12T19:26:01.740000000</dc:date>
    <meta:editing-duration>PT9M53S</meta:editing-duration>
    <meta:editing-cycles>1</meta:editing-cycles>
    <meta:document-statistic meta:table-count="0" meta:image-count="0" meta:object-count="0" meta:page-count="1" meta:paragraph-count="17" meta:word-count="52" meta:character-count="373" meta:non-whitespace-character-count="325"/>
    <meta:generator>LibreOffice/24.8.2.1$Windows_X86_64 LibreOffice_project/0f794b6e29741098670a3b95d60478a65d05ef13</meta:generator>
  </office:meta>
</office:document-meta>
</file>